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iragino Kaku Gothic Pro1" svg:font-family="'Hiragino Kaku Gothic Pro'" style:font-family-generic="swiss" style:font-pitch="variable"/>
    <style:font-face style:name="Hiragino Kaku Gothic Pro" svg:font-family="'Hiragino Kaku Gothic Pro'" style:font-adornments="標準" style:font-family-generic="swiss" style:font-pitch="variable"/>
    <style:font-face style:name="Hiragino Maru Gothic ProN1" svg:font-family="'Hiragino Maru Gothic ProN'" style:font-family-generic="swiss" style:font-pitch="variable"/>
    <style:font-face style:name="Hiragino Maru Gothic ProN" svg:font-family="'Hiragino Maru Gothic ProN'" style:font-adornments="標準" style:font-family-generic="swiss" style:font-pitch="variable"/>
    <style:font-face style:name="IPA Pゴシック3" svg:font-family="'IPA Pゴシック', IPA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6cm" fo:min-width="9.372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7.617cm" fo:min-width="7.908cm"/>
    </style:style>
    <style:style style:name="gr4" style:family="graphic" style:parent-style-name="standard">
      <style:graphic-properties draw:stroke="none" svg:stroke-color="#000000" draw:fill="none" draw:fill-color="#ffffff" fo:min-height="7.238cm"/>
    </style:style>
    <style:style style:name="gr5" style:family="graphic" style:parent-style-name="standard">
      <style:graphic-properties draw:stroke="none" svg:stroke-color="#000000" draw:fill="none" draw:fill-color="#ffffff" fo:min-height="0.4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6cm" fo:min-width="0cm"/>
    </style:style>
    <style:style style:name="gr8" style:family="graphic">
      <style:graphic-properties draw:textarea-horizontal-align="justify" draw:textarea-vertical-align="middle" draw:auto-grow-height="false" fo:min-height="6.26cm" fo:min-width="9.372cm"/>
    </style:style>
    <style:style style:name="gr9" style:family="graphic">
      <style:graphic-properties draw:textarea-horizontal-align="justify" draw:textarea-vertical-align="middle" draw:auto-grow-height="false" fo:min-height="7.617cm" fo:min-width="7.908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7.6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838cm" fo:min-width="3.28cm"/>
    </style:style>
    <style:style style:name="gr14" style:family="graphic" style:parent-style-name="standard">
      <style:graphic-properties draw:stroke="none" svg:stroke-color="#000000" draw:fill="none" draw:fill-color="#ffffff" fo:min-height="0.458cm"/>
    </style:style>
    <style:style style:name="gr15" style:family="graphic" style:parent-style-name="standard">
      <style:graphic-properties draw:stroke="none" svg:stroke-color="#000000" draw:fill="none" draw:fill-color="#ffffff" fo:min-height="0.423cm"/>
    </style:style>
    <style:style style:name="gr16" style:family="graphic" style:parent-style-name="standard">
      <style:graphic-properties draw:stroke="none" svg:stroke-color="#000000" draw:fill="none" draw:fill-color="#ffffff" fo:min-height="1.027cm"/>
    </style:style>
    <style:style style:name="gr17" style:family="graphic">
      <style:graphic-properties draw:textarea-horizontal-align="justify" draw:textarea-vertical-align="middle" draw:auto-grow-height="false" fo:min-height="0.838cm" fo:min-width="3.28cm"/>
    </style:style>
    <style:style style:name="gr18" style:family="graphic" style:parent-style-name="standard">
      <style:graphic-properties draw:stroke="none" svg:stroke-color="#000000" draw:fill="none" draw:fill-color="#ffffff" fo:min-height="0.476cm"/>
    </style:style>
    <style:style style:name="gr19" style:family="graphic" style:parent-style-name="standard">
      <style:graphic-properties draw:textarea-horizontal-align="justify" draw:textarea-vertical-align="middle" draw:auto-grow-height="false" fo:min-height="1.63cm" fo:min-width="3.2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177cm"/>
    </style:style>
    <style:style style:name="gr21" style:family="graphic">
      <style:graphic-properties draw:textarea-horizontal-align="justify" draw:textarea-vertical-align="middle" draw:auto-grow-height="false" fo:min-height="1.63cm" fo:min-width="3.248cm"/>
    </style:style>
    <style:style style:name="gr22" style:family="graphic" style:parent-style-name="standard">
      <style:graphic-properties draw:stroke="none" svg:stroke-color="#000000" draw:fill="none" draw:fill-color="#ffffff" fo:min-height="0.664cm"/>
    </style:style>
    <style:style style:name="gr23" style:family="graphic" style:parent-style-name="standard">
      <style:graphic-properties draw:textarea-horizontal-align="justify" draw:textarea-vertical-align="middle" draw:auto-grow-height="false" fo:min-height="0.751cm" fo:min-width="2.02cm"/>
    </style:style>
    <style:style style:name="gr24" style:family="graphic" style:parent-style-name="standard">
      <style:graphic-properties draw:stroke="none" svg:stroke-color="#000000" draw:fill="none" draw:fill-color="#ffffff" fo:min-height="0.614cm"/>
    </style:style>
    <style:style style:name="gr25" style:family="graphic">
      <style:graphic-properties draw:fill="solid" draw:fill-color="#ff0000" draw:textarea-horizontal-align="justify" draw:textarea-vertical-align="middle" draw:auto-grow-height="false" fo:min-height="0.751cm" fo:min-width="2.02cm"/>
    </style:style>
    <style:style style:name="gr26" style:family="graphic">
      <style:graphic-properties draw:textarea-horizontal-align="justify" draw:textarea-vertical-align="middle" draw:auto-grow-height="false" fo:min-height="0.751cm" fo:min-width="2.02cm"/>
    </style:style>
    <style:style style:name="gr27" style:family="graphic">
      <style:graphic-properties draw:fill="solid" draw:fill-color="#ff0000" draw:textarea-horizontal-align="justify" draw:textarea-vertical-align="middle" draw:auto-grow-height="false" fo:min-height="0.838cm" fo:min-width="3.28cm"/>
    </style:style>
    <style:style style:name="gr28" style:family="graphic">
      <style:graphic-properties draw:fill="none" draw:fill-color="#ff0000" draw:textarea-horizontal-align="justify" draw:textarea-vertical-align="middle" draw:auto-grow-height="false" fo:min-height="0.751cm" fo:min-width="2.02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2.322cm" fo:min-width="4.057cm"/>
    </style:style>
    <style:style style:name="gr30" style:family="graphic" style:parent-style-name="standard">
      <style:graphic-properties draw:stroke="none" svg:stroke-color="#000000" draw:fill="none" draw:fill-color="#ffffff" fo:min-height="5.015cm"/>
    </style:style>
    <style:style style:name="gr31" style:family="graphic">
      <style:graphic-properties draw:fill="solid" draw:fill-color="#ffffff" draw:textarea-horizontal-align="justify" draw:textarea-vertical-align="middle" draw:auto-grow-height="false" fo:min-height="2.322cm" fo:min-width="4.057cm"/>
    </style:style>
    <style:style style:name="P1" style:family="paragraph">
      <style:paragraph-properties fo:text-align="center"/>
    </style:style>
    <style:style style:name="P2" style:family="paragraph">
      <style:text-properties style:font-name="Hiragino Kaku Gothic Pro1" fo:font-size="10pt" style:font-size-asian="10pt" style:font-size-complex="10pt"/>
    </style:style>
    <style:style style:name="P3" style:family="paragraph">
      <style:text-properties style:font-name="Hiragino Kaku Gothic Pro1" fo:font-size="12pt" style:font-size-asian="12pt" style:font-size-complex="12pt"/>
    </style:style>
    <style:style style:name="P4" style:family="paragraph">
      <style:text-properties style:font-name="Hiragino Kaku Gothic Pro1"/>
    </style:style>
    <style:style style:name="P5" style:family="paragraph">
      <style:text-properties fo:font-size="10pt"/>
    </style:style>
    <style:style style:name="P6" style:family="paragraph">
      <style:text-properties fo:font-size="12pt"/>
    </style:style>
    <style:style style:name="P7" style:family="paragraph">
      <style:text-properties fo:font-size="18pt"/>
    </style:style>
    <style:style style:name="P8" style:family="paragraph">
      <style:text-properties style:font-name="Hiragino Kaku Gothic Pro1" fo:font-size="18pt"/>
    </style:style>
    <style:style style:name="P9" style:family="paragraph">
      <style:text-properties style:font-size-asian="18pt"/>
    </style:style>
    <style:style style:name="P10" style:family="paragraph">
      <style:text-properties style:font-name="Hiragino Kaku Gothic Pro1" style:font-name-asian="Hiragino Kaku Gothic Pro1" style:font-size-asian="18pt"/>
    </style:style>
    <style:style style:name="P11" style:family="paragraph">
      <style:text-properties fo:color="#dc2300" fo:font-size="18pt"/>
    </style:style>
    <style:style style:name="P12" style:family="paragraph">
      <style:text-properties fo:color="#dc2300" style:font-name="Hiragino Kaku Gothic Pro1" fo:font-size="18pt"/>
    </style:style>
    <style:style style:name="P13" style:family="paragraph">
      <style:text-properties style:font-name="Hiragino Kaku Gothic Pro1" style:font-name-asian="Hiragino Kaku Gothic Pro1"/>
    </style:style>
    <style:style style:name="P14" style:family="paragraph">
      <style:text-properties style:use-window-font-color="true" fo:font-size="18pt"/>
    </style:style>
    <style:style style:name="P15" style:family="paragraph">
      <style:text-properties style:use-window-font-color="true" style:font-name="Hiragino Kaku Gothic Pro1" fo:font-size="18pt"/>
    </style:style>
    <style:style style:name="P16" style:family="paragraph">
      <style:text-properties style:font-name="Hiragino Kaku Gothic Pro1" fo:font-size="13pt" style:font-size-asian="13pt" style:font-size-complex="13pt"/>
    </style:style>
    <style:style style:name="P17" style:family="paragraph">
      <style:paragraph-properties fo:text-align="center"/>
      <style:text-properties style:font-name="Hiragino Kaku Gothic Pro1" fo:font-size="13pt" style:font-size-asian="13pt" style:font-size-complex="13pt"/>
    </style:style>
    <style:style style:name="P18" style:family="paragraph">
      <style:paragraph-properties fo:text-align="center"/>
      <style:text-properties fo:font-size="13pt"/>
    </style:style>
    <style:style style:name="P19" style:family="paragraph">
      <style:text-properties style:font-name="Hiragino Kaku Gothic Pro1" fo:font-size="13pt" style:font-name-asian="Hiragino Kaku Gothic Pro1" style:font-size-asian="13pt" style:font-size-complex="13pt"/>
    </style:style>
    <style:style style:name="P20" style:family="paragraph">
      <style:paragraph-properties fo:text-align="center"/>
      <style:text-properties style:font-name="Hiragino Kaku Gothic Pro1" fo:font-size="13pt" style:font-name-asian="Hiragino Kaku Gothic Pro1" style:font-size-asian="13pt" style:font-size-complex="13pt"/>
    </style:style>
    <style:style style:name="P21" style:family="paragraph">
      <style:paragraph-properties fo:text-align="center"/>
      <style:text-properties style:font-size-asian="13pt"/>
    </style:style>
    <style:style style:name="P22" style:family="paragraph">
      <style:text-properties style:font-name="Hiragino Kaku Gothic Pro1" fo:font-size="10pt" style:font-name-asian="Hiragino Kaku Gothic Pro1" style:font-size-asian="10pt" style:font-size-complex="10pt"/>
    </style:style>
    <style:style style:name="P23" style:family="paragraph">
      <style:text-properties style:font-name="Hiragino Kaku Gothic Pro1" fo:font-size="12pt" style:font-name-asian="Hiragino Kaku Gothic Pro1" style:font-size-asian="12pt" style:font-size-complex="12pt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style:font-name="Hiragino Kaku Gothic Pro1" fo:font-size="10pt" style:font-size-asian="10pt" style:font-size-complex="10pt"/>
    </style:style>
    <style:style style:name="T2" style:family="text">
      <style:text-properties style:use-window-font-color="true" style:font-name="Hiragino Kaku Gothic Pro1" fo:font-size="10pt" style:font-size-asian="10pt" style:font-size-complex="10pt"/>
    </style:style>
    <style:style style:name="T3" style:family="text">
      <style:text-properties style:font-name="Hiragino Kaku Gothic Pro1" fo:font-size="12pt" style:font-size-asian="12pt" style:font-size-complex="12pt"/>
    </style:style>
    <style:style style:name="T4" style:family="text">
      <style:text-properties style:font-name="Hiragino Kaku Gothic Pro1"/>
    </style:style>
    <style:style style:name="T5" style:family="text">
      <style:text-properties fo:color="#dc2300" style:font-name="Hiragino Kaku Gothic Pro1" fo:font-size="10pt" style:font-size-asian="10pt" style:font-size-complex="10pt"/>
    </style:style>
    <style:style style:name="T6" style:family="text">
      <style:text-properties style:font-name="Hiragino Kaku Gothic Pro1" style:font-name-asian="Hiragino Kaku Gothic Pro1"/>
    </style:style>
    <style:style style:name="T7" style:family="text">
      <style:text-properties fo:color="#dc2300" style:font-name="Hiragino Kaku Gothic Pro1"/>
    </style:style>
    <style:style style:name="T8" style:family="text">
      <style:text-properties style:use-window-font-color="true" style:font-name="Hiragino Kaku Gothic Pro1"/>
    </style:style>
    <style:style style:name="T9" style:family="text">
      <style:text-properties style:font-name="Hiragino Kaku Gothic Pro1" fo:font-size="13pt" style:font-size-asian="13pt" style:font-size-complex="13pt"/>
    </style:style>
    <style:style style:name="T10" style:family="text">
      <style:text-properties style:font-name="Hiragino Kaku Gothic Pro1" fo:font-size="13pt" style:font-name-asian="Hiragino Kaku Gothic Pro1" style:font-size-asian="13pt" style:font-size-complex="13pt"/>
    </style:style>
    <style:style style:name="T11" style:family="text">
      <style:text-properties fo:color="#dc2300" style:font-name="Hiragino Kaku Gothic Pro1" fo:font-size="13pt" style:font-size-asian="13pt" style:font-size-complex="13pt"/>
    </style:style>
    <style:style style:name="T12" style:family="text">
      <style:text-properties style:use-window-font-color="true" style:font-name="Hiragino Kaku Gothic Pro1" fo:font-size="13pt" style:font-size-asian="13pt" style:font-size-complex="13pt"/>
    </style:style>
    <style:style style:name="T13" style:family="text">
      <style:text-properties style:font-name="Hiragino Kaku Gothic Pro1" fo:font-size="10pt" style:font-name-asian="Hiragino Kaku Gothic Pro1" style:font-size-asian="10pt" style:font-size-complex="10pt"/>
    </style:style>
    <style:style style:name="T14" style:family="text">
      <style:text-properties fo:color="#dc2300" style:font-name="Hiragino Kaku Gothic Pro1" fo:font-size="10pt" style:font-name-asian="Hiragino Kaku Gothic Pro1" style:font-size-asian="10pt" style:font-size-complex="10pt"/>
    </style:style>
    <style:style style:name="T15" style:family="text">
      <style:text-properties style:use-window-font-color="true" style:font-name="Hiragino Kaku Gothic Pro1" fo:font-size="10pt" style:font-name-asian="Hiragino Kaku Gothic Pro1" style:font-size-asian="10pt" style:font-size-complex="10pt"/>
    </style:style>
    <style:style style:name="T16" style:family="text">
      <style:text-properties style:font-name="Hiragino Kaku Gothic Pro1" fo:font-size="12pt" style:font-name-asian="Hiragino Kaku Gothic Pro1" style:font-size-asian="12pt" style:font-size-complex="12pt"/>
    </style:style>
    <style:style style:name="T17" style:family="text">
      <style:text-properties style:font-name="Hiragino Kaku Gothic Pro1" fo:font-size="16pt" style:font-name-asian="Hiragino Kaku Gothic Pro1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custom-shape draw:style-name="gr1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3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><text:span text:style-name="T1">&lt;!DOCTYPE html&gt;</text:span></text:p>
            <text:p><text:span text:style-name="T1">&lt;html&gt;</text:span></text:p>
            <text:p><text:span text:style-name="T1"/></text:p>
            <text:p><text:span text:style-name="T1"><text:s text:c="2"/></text:span><text:span text:style-name="T1">&lt;head&gt;</text:span></text:p>
            <text:p><text:span text:style-name="T1"><text:s text:c="4"/></text:span><text:span text:style-name="T1">&lt;meta charset="utf-8"&gt;</text:span></text:p>
            <text:p><text:span text:style-name="T1"><text:s text:c="4"/></text:span><text:span text:style-name="T1">&lt;title&gt;</text:span><text:span text:style-name="T1">練習問題</text:span><text:span text:style-name="T1">06-5&lt;/title&gt;</text:span></text:p>
            <text:p><text:span text:style-name="T1"><text:s text:c="4"/></text:span><text:span text:style-name="T2">&lt;script src="ex06-5.js"&gt;&lt;/script&gt;</text:span></text:p>
            <text:p><text:span text:style-name="T1"><text:s text:c="2"/></text:span><text:span text:style-name="T1">&lt;/head&gt;</text:span></text:p>
            <text:p><text:span text:style-name="T1"/></text:p>
            <text:p><text:span text:style-name="T1"><text:s text:c="2"/></text:span><text:span text:style-name="T1">&lt;body&gt;</text:span></text:p>
            <text:p><text:span text:style-name="T1"><text:s text:c="4"/></text:span><text:span text:style-name="T1">&lt;h1&gt;</text:span><text:span text:style-name="T1">変数の練習</text:span><text:span text:style-name="T1">&lt;/h1&gt;</text:span></text:p>
            <text:p><text:span text:style-name="T1"><text:s text:c="4"/></text:span><text:span text:style-name="T1">&lt;input type="button" value="</text:span><text:span text:style-name="T1">あいさつ</text:span><text:span text:style-name="T1">" onclick="sayhello();"&gt;</text:span></text:p>
            <text:p><text:span text:style-name="T1"><text:s text:c="4"/></text:span><text:span text:style-name="T1">&lt;input type="button" value="</text:span><text:span text:style-name="T1">太郎</text:span><text:span text:style-name="T1">" onclick="taro();"&gt;</text:span></text:p>
            <text:p><text:span text:style-name="T1"><text:s text:c="4"/></text:span><text:span text:style-name="T1">&lt;input type="button" value="</text:span><text:span text:style-name="T1">花子</text:span><text:span text:style-name="T1">" onclick="hanako();"&gt;</text:span></text:p>
            <text:p><text:span text:style-name="T1"><text:s text:c="2"/></text:span><text:span text:style-name="T1">&lt;/body&gt;</text:span></text:p>
            <text:p><text:span text:style-name="T1"/></text:p>
            <text:p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><text:span text:style-name="T3">file:///hoge/ex06-5.html</text:span></text:p>
          </draw:text-box>
        </draw:frame>
        <draw:custom-shape draw:style-name="gr3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4.498cm" svg:height="0.962cm" svg:x="13.962cm" svg:y="9.359cm">
          <draw:text-box>
            <text:p><text:span text:style-name="T4">ex06-5.js</text:span></text:p>
          </draw:text-box>
        </draw:frame>
        <draw:custom-shape draw:style-name="gr3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4" draw:layer="layout" svg:width="4.498cm" svg:height="0.962cm" svg:x="3.633cm" svg:y="9.32cm">
          <draw:text-box>
            <text:p><text:span text:style-name="T4">ex06-5.html</text:span></text:p>
          </draw:text-box>
        </draw:frame>
        <draw:frame draw:style-name="gr7" draw:text-style-name="P2" draw:layer="layout" svg:width="6.458cm" svg:height="4.814cm" svg:x="14.396cm" svg:y="10.585cm">
          <draw:text-box>
            <text:p><text:span text:style-name="T1">var who = 'world';</text:span></text:p>
            <text:p><text:span text:style-name="T1"/></text:p>
            <text:p><text:span text:style-name="T1">function sayhello() {</text:span></text:p>
            <text:p><text:span text:style-name="T1"><text:s text:c="2"/></text:span><text:span text:style-name="T1">alert('Hello, ' + who + '!');</text:span></text:p>
            <text:p><text:span text:style-name="T1">}</text:span></text:p>
            <text:p><text:span text:style-name="T1"/></text:p>
            <text:p><text:span text:style-name="T1">function taro() {</text:span></text:p>
            <text:p><text:span text:style-name="T1"><text:s text:c="2"/></text:span><text:span text:style-name="T1">who = '</text:span><text:span text:style-name="T1">太郎</text:span><text:span text:style-name="T1">';</text:span></text:p>
            <text:p><text:span text:style-name="T1">}</text:span></text:p>
            <text:p><text:span text:style-name="T1"/></text:p>
            <text:p><text:span text:style-name="T1">function hanako() {</text:span></text:p>
            <text:p><text:span text:style-name="T1"><text:s text:c="2"/></text:span><text:span text:style-name="T1">who = '</text:span><text:span text:style-name="T1">花子</text:span><text:span text:style-name="T1">';</text:span></text:p>
            <text:p><text:span text:style-name="T1">}</text:span></text:p>
          </draw:text-box>
        </draw:frame>
      </draw:page>
      <draw:page draw:name="page2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5&lt;/title&gt;</text:span></text:p>
            <text:p text:style-name="P5"><text:span text:style-name="T1"><text:s text:c="4"/></text:span><text:span text:style-name="T5">&lt;script src="ex06-5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1">&lt;h1&gt;</text:span><text:span text:style-name="T1">変数の練習</text:span><text:span text:style-name="T1">&lt;/h1&gt;</text:span></text:p>
            <text:p text:style-name="P5"><text:span text:style-name="T1"><text:s text:c="4"/></text:span><text:span text:style-name="T1">&lt;input type="button" value="</text:span><text:span text:style-name="T1">あいさつ</text:span><text:span text:style-name="T1">" onclick="sayhello();"&gt;</text:span></text:p>
            <text:p text:style-name="P5"><text:span text:style-name="T1"><text:s text:c="4"/></text:span><text:span text:style-name="T1">&lt;input type="button" value="</text:span><text:span text:style-name="T1">太郎</text:span><text:span text:style-name="T1">" onclick="taro();"&gt;</text:span></text:p>
            <text:p text:style-name="P5"><text:span text:style-name="T1"><text:s text:c="4"/></text:span><text:span text:style-name="T1">&lt;input type="button" value="</text:span><text:span text:style-name="T1">花子</text:span><text:span text:style-name="T1">" onclick="hanako();"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3">file:///hoge/ex06-5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13.962cm" svg:y="9.359cm">
          <draw:text-box>
            <text:p text:style-name="P7"><text:span text:style-name="T4">ex06-5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4">ex06-5.html</text:span></text:p>
          </draw:text-box>
        </draw:frame>
        <draw:frame draw:style-name="gr7" draw:text-style-name="P2" draw:layer="layout" svg:width="6.458cm" svg:height="4.814cm" svg:x="14.396cm" svg:y="10.585cm">
          <draw:text-box>
            <text:p text:style-name="P5"><text:span text:style-name="T1">var who = 'world';</text:span></text:p>
            <text:p text:style-name="P5"><text:span text:style-name="T1"/></text:p>
            <text:p text:style-name="P5"><text:span text:style-name="T1">function sayhello() {</text:span></text:p>
            <text:p text:style-name="P5"><text:span text:style-name="T1"><text:s text:c="2"/></text:span><text:span text:style-name="T1">alert('Hello, ' + who + '!');</text:span></text:p>
            <text:p text:style-name="P5"><text:span text:style-name="T1">}</text:span></text:p>
            <text:p text:style-name="P5"><text:span text:style-name="T1"/></text:p>
            <text:p text:style-name="P5"><text:span text:style-name="T1">function taro() {</text:span></text:p>
            <text:p text:style-name="P5"><text:span text:style-name="T1"><text:s text:c="2"/></text:span><text:span text:style-name="T1">who = '</text:span><text:span text:style-name="T1">太郎</text:span><text:span text:style-name="T1">';</text:span></text:p>
            <text:p text:style-name="P5"><text:span text:style-name="T1">}</text:span></text:p>
            <text:p text:style-name="P5"><text:span text:style-name="T1"/></text:p>
            <text:p text:style-name="P5"><text:span text:style-name="T1">function hanako() {</text:span></text:p>
            <text:p text:style-name="P5"><text:span text:style-name="T1"><text:s text:c="2"/></text:span><text:span text:style-name="T1">who = '</text:span><text:span text:style-name="T1">花子</text:span><text:span text:style-name="T1">';</text:span></text:p>
            <text:p text:style-name="P5"><text:span text:style-name="T1">}</text:span></text:p>
          </draw:text-box>
        </draw:frame>
        <draw:line draw:style-name="gr10" draw:text-style-name="P1" draw:layer="layout" svg:x1="9.243cm" svg:y1="12.783cm" svg:x2="13.173cm" svg:y2="6.701cm">
          <text:p/>
        </draw:line>
        <draw:frame draw:style-name="gr11" draw:text-style-name="P10" draw:layer="layout" svg:width="8.122cm" svg:height="1.102cm" svg:x="4.286cm" svg:y="6.365cm">
          <draw:text-box>
            <text:p text:style-name="P9"><text:span text:style-name="T6">スクリプトファイルの指定</text:span></text:p>
          </draw:text-box>
        </draw:frame>
      </draw:page>
      <draw:page draw:name="page3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223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5&lt;/title&gt;</text:span></text:p>
            <text:p text:style-name="P5"><text:span text:style-name="T1"><text:s text:c="3"/></text:span><text:span text:style-name="T2"><text:s/></text:span><text:span text:style-name="T2">&lt;script src="ex06-5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1">&lt;h1&gt;</text:span><text:span text:style-name="T1">変数の練習</text:span><text:span text:style-name="T1">&lt;/h1&gt;</text:span></text:p>
            <text:p text:style-name="P5"><text:span text:style-name="T1"><text:s text:c="4"/></text:span><text:span text:style-name="T1">&lt;input type="button" value="</text:span><text:span text:style-name="T1">あいさつ</text:span><text:span text:style-name="T1">" onclick="sayhello();"&gt;</text:span></text:p>
            <text:p text:style-name="P5"><text:span text:style-name="T1"><text:s text:c="4"/></text:span><text:span text:style-name="T1">&lt;input type="button" value="</text:span><text:span text:style-name="T1">太郎</text:span><text:span text:style-name="T1">" onclick="taro();"&gt;</text:span></text:p>
            <text:p text:style-name="P5"><text:span text:style-name="T1"><text:s text:c="4"/></text:span><text:span text:style-name="T1">&lt;input type="button" value="</text:span><text:span text:style-name="T1">花子</text:span><text:span text:style-name="T1">" onclick="hanako();"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3">file:///hoge/ex06-5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2" draw:layer="layout" svg:width="4.498cm" svg:height="0.962cm" svg:x="13.962cm" svg:y="9.359cm">
          <draw:text-box>
            <text:p text:style-name="P11"><text:span text:style-name="T7">ex06-5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4">ex06-5.html</text:span></text:p>
          </draw:text-box>
        </draw:frame>
        <draw:frame draw:style-name="gr7" draw:text-style-name="P2" draw:layer="layout" svg:width="6.458cm" svg:height="4.814cm" svg:x="14.396cm" svg:y="10.585cm">
          <draw:text-box>
            <text:p text:style-name="P5"><text:span text:style-name="T1">var who = 'world';</text:span></text:p>
            <text:p text:style-name="P5"><text:span text:style-name="T1"/></text:p>
            <text:p text:style-name="P5"><text:span text:style-name="T1">function sayhello() {</text:span></text:p>
            <text:p text:style-name="P5"><text:span text:style-name="T1"><text:s text:c="2"/></text:span><text:span text:style-name="T1">alert('Hello, ' + who + '!');</text:span></text:p>
            <text:p text:style-name="P5"><text:span text:style-name="T1">}</text:span></text:p>
            <text:p text:style-name="P5"><text:span text:style-name="T1"/></text:p>
            <text:p text:style-name="P5"><text:span text:style-name="T1">function taro() {</text:span></text:p>
            <text:p text:style-name="P5"><text:span text:style-name="T1"><text:s text:c="2"/></text:span><text:span text:style-name="T1">who = '</text:span><text:span text:style-name="T1">太郎</text:span><text:span text:style-name="T1">';</text:span></text:p>
            <text:p text:style-name="P5"><text:span text:style-name="T1">}</text:span></text:p>
            <text:p text:style-name="P5"><text:span text:style-name="T1"/></text:p>
            <text:p text:style-name="P5"><text:span text:style-name="T1">function hanako() {</text:span></text:p>
            <text:p text:style-name="P5"><text:span text:style-name="T1"><text:s text:c="2"/></text:span><text:span text:style-name="T1">who = '</text:span><text:span text:style-name="T1">花子</text:span><text:span text:style-name="T1">';</text:span></text:p>
            <text:p text:style-name="P5"><text:span text:style-name="T1">}</text:span></text:p>
          </draw:text-box>
        </draw:frame>
        <draw:line draw:style-name="gr10" draw:text-style-name="P1" draw:layer="layout" svg:x1="9.243cm" svg:y1="12.783cm" svg:x2="13.173cm" svg:y2="6.701cm">
          <text:p/>
        </draw:line>
        <draw:frame draw:style-name="gr11" draw:text-style-name="P10" draw:layer="layout" svg:width="8.122cm" svg:height="1.102cm" svg:x="4.286cm" svg:y="6.365cm">
          <draw:text-box>
            <text:p text:style-name="P9"><text:span text:style-name="T6">スクリプトファイルの指定</text:span></text:p>
          </draw:text-box>
        </draw:frame>
        <draw:line draw:style-name="gr10" draw:text-style-name="P1" draw:layer="layout" svg:x1="16.036cm" svg:y1="9.402cm" svg:x2="14.97cm" svg:y2="7.071cm">
          <text:p/>
        </draw:line>
        <draw:frame draw:style-name="gr12" draw:text-style-name="P13" draw:layer="layout" svg:width="9.716cm" svg:height="2.015cm" svg:x="16.471cm" svg:y="7.525cm">
          <draw:text-box>
            <text:p><text:span text:style-name="T6">指定されたスクリプトファイルが読み込まれる</text:span></text:p>
          </draw:text-box>
        </draw:frame>
      </draw:page>
      <draw:page draw:name="page4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5&lt;/title&gt;</text:span></text:p>
            <text:p text:style-name="P5"><text:span text:style-name="T1"><text:s text:c="3"/></text:span><text:span text:style-name="T2"><text:s/></text:span><text:span text:style-name="T2">&lt;script src="ex06-5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1">&lt;h1&gt;</text:span><text:span text:style-name="T1">変数の練習</text:span><text:span text:style-name="T1">&lt;/h1&gt;</text:span></text:p>
            <text:p text:style-name="P5"><text:span text:style-name="T1"><text:s text:c="4"/></text:span><text:span text:style-name="T1">&lt;input type="button" value="</text:span><text:span text:style-name="T1">あいさつ</text:span><text:span text:style-name="T1">" onclick="sayhello();"&gt;</text:span></text:p>
            <text:p text:style-name="P5"><text:span text:style-name="T1"><text:s text:c="4"/></text:span><text:span text:style-name="T1">&lt;input type="button" value="</text:span><text:span text:style-name="T1">太郎</text:span><text:span text:style-name="T1">" onclick="taro();"&gt;</text:span></text:p>
            <text:p text:style-name="P5"><text:span text:style-name="T1"><text:s text:c="4"/></text:span><text:span text:style-name="T1">&lt;input type="button" value="</text:span><text:span text:style-name="T1">花子</text:span><text:span text:style-name="T1">" onclick="hanako();"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3">file:///hoge/ex06-5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5" draw:layer="layout" svg:width="4.498cm" svg:height="0.962cm" svg:x="13.962cm" svg:y="9.359cm">
          <draw:text-box>
            <text:p text:style-name="P14"><text:span text:style-name="T8">ex06-5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4">ex06-5.html</text:span></text:p>
          </draw:text-box>
        </draw:frame>
        <draw:frame draw:style-name="gr7" draw:text-style-name="P2" draw:layer="layout" svg:width="6.458cm" svg:height="5.409cm" svg:x="14.396cm" svg:y="10.585cm">
          <draw:text-box>
            <text:p text:style-name="P5"><text:span text:style-name="T5">var who = 'world';</text:span></text:p>
            <text:p text:style-name="P5"><text:span text:style-name="T1"/></text:p>
            <text:p text:style-name="P5"><text:span text:style-name="T1">function sayhello() {</text:span></text:p>
            <text:p text:style-name="P5"><text:span text:style-name="T1"><text:s text:c="2"/></text:span><text:span text:style-name="T1">alert('Hello, ' + who + '!');</text:span></text:p>
            <text:p text:style-name="P5"><text:span text:style-name="T1">}</text:span></text:p>
            <text:p text:style-name="P5"><text:span text:style-name="T1"/></text:p>
            <text:p text:style-name="P5"><text:span text:style-name="T1">function taro() {</text:span></text:p>
            <text:p text:style-name="P5"><text:span text:style-name="T1"><text:s text:c="2"/></text:span><text:span text:style-name="T1">who = '</text:span><text:span text:style-name="T1">太郎</text:span><text:span text:style-name="T1">';</text:span></text:p>
            <text:p text:style-name="P5"><text:span text:style-name="T1">}</text:span></text:p>
            <text:p text:style-name="P5"><text:span text:style-name="T1"/></text:p>
            <text:p text:style-name="P5"><text:span text:style-name="T1">function hanako() {</text:span></text:p>
            <text:p text:style-name="P5"><text:span text:style-name="T1"><text:s text:c="2"/></text:span><text:span text:style-name="T1">who = '</text:span><text:span text:style-name="T1">花子</text:span><text:span text:style-name="T1">';</text:span></text:p>
            <text:p text:style-name="P5"><text:span text:style-name="T1">}</text:span></text:p>
          </draw:text-box>
        </draw:frame>
        <draw:line draw:style-name="gr10" draw:text-style-name="P1" draw:layer="layout" svg:x1="9.243cm" svg:y1="12.783cm" svg:x2="13.173cm" svg:y2="6.701cm">
          <text:p/>
        </draw:line>
        <draw:frame draw:style-name="gr11" draw:text-style-name="P10" draw:layer="layout" svg:width="8.122cm" svg:height="1.102cm" svg:x="4.286cm" svg:y="6.365cm">
          <draw:text-box>
            <text:p text:style-name="P9"><text:span text:style-name="T6">スクリプトファイルの指定</text:span></text:p>
          </draw:text-box>
        </draw:frame>
        <draw:line draw:style-name="gr10" draw:text-style-name="P1" draw:layer="layout" svg:x1="16.036cm" svg:y1="9.402cm" svg:x2="14.97cm" svg:y2="7.071cm">
          <text:p/>
        </draw:line>
        <draw:frame draw:style-name="gr12" draw:text-style-name="P10" draw:layer="layout" svg:width="9.716cm" svg:height="2.015cm" svg:x="16.471cm" svg:y="7.525cm">
          <draw:text-box>
            <text:p text:style-name="P9"><text:span text:style-name="T6">指定されたスクリプトファイルが読み込まれる</text:span></text:p>
          </draw:text-box>
        </draw:frame>
        <draw:custom-shape draw:style-name="gr13" draw:text-style-name="P1" draw:layer="layout" svg:width="3.78cm" svg:height="1.088cm" svg:x="22.768cm" svg:y="2.71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3.522cm" svg:height="0.708cm" svg:x="22.318cm" svg:y="2.071cm">
          <draw:text-box>
            <text:p text:style-name="P16"><text:span text:style-name="T9">var who</text:span></text:p>
          </draw:text-box>
        </draw:frame>
        <draw:frame draw:style-name="gr15" draw:text-style-name="P3" draw:layer="layout" svg:width="3.021cm" svg:height="0.673cm" svg:x="23.199cm" svg:y="2.883cm">
          <draw:text-box>
            <text:p text:style-name="P3"><text:span text:style-name="T3">world</text:span></text:p>
          </draw:text-box>
        </draw:frame>
        <draw:frame draw:style-name="gr16" draw:layer="layout" svg:width="4.211cm" svg:height="1.277cm" svg:x="23.476cm" svg:y="4.178cm">
          <draw:text-box>
            <text:p>変数の宣言</text:p>
          </draw:text-box>
        </draw:frame>
      </draw:page>
      <draw:page draw:name="page5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5&lt;/title&gt;</text:span></text:p>
            <text:p text:style-name="P5"><text:span text:style-name="T1"><text:s text:c="3"/></text:span><text:span text:style-name="T2"><text:s/></text:span><text:span text:style-name="T2">&lt;script src="ex06-5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1">&lt;h1&gt;</text:span><text:span text:style-name="T1">変数の練習</text:span><text:span text:style-name="T1">&lt;/h1&gt;</text:span></text:p>
            <text:p text:style-name="P5"><text:span text:style-name="T1"><text:s text:c="4"/></text:span><text:span text:style-name="T1">&lt;input type="button" value="</text:span><text:span text:style-name="T1">あいさつ</text:span><text:span text:style-name="T1">" onclick="sayhello();"&gt;</text:span></text:p>
            <text:p text:style-name="P5"><text:span text:style-name="T1"><text:s text:c="4"/></text:span><text:span text:style-name="T1">&lt;input type="button" value="</text:span><text:span text:style-name="T1">太郎</text:span><text:span text:style-name="T1">" onclick="taro();"&gt;</text:span></text:p>
            <text:p text:style-name="P5"><text:span text:style-name="T1"><text:s text:c="4"/></text:span><text:span text:style-name="T1">&lt;input type="button" value="</text:span><text:span text:style-name="T1">花子</text:span><text:span text:style-name="T1">" onclick="hanako();"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3">file:///hoge/ex06-5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5" draw:layer="layout" svg:width="4.498cm" svg:height="0.962cm" svg:x="13.962cm" svg:y="9.359cm">
          <draw:text-box>
            <text:p text:style-name="P14"><text:span text:style-name="T8">ex06-5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4">ex06-5.html</text:span></text:p>
          </draw:text-box>
        </draw:frame>
        <draw:frame draw:style-name="gr7" draw:text-style-name="P2" draw:layer="layout" svg:width="6.458cm" svg:height="5.409cm" svg:x="14.396cm" svg:y="10.585cm">
          <draw:text-box>
            <text:p text:style-name="P5"><text:span text:style-name="T2">var who = 'world';</text:span></text:p>
            <text:p text:style-name="P5"><text:span text:style-name="T1"/></text:p>
            <text:p text:style-name="P5"><text:span text:style-name="T5">function sayhello() {</text:span></text:p>
            <text:p text:style-name="P5"><text:span text:style-name="T5"><text:s text:c="2"/></text:span><text:span text:style-name="T5">alert('Hello, ' + who + '!');</text:span></text:p>
            <text:p text:style-name="P5"><text:span text:style-name="T5">}</text:span></text:p>
            <text:p text:style-name="P5"><text:span text:style-name="T5"/></text:p>
            <text:p text:style-name="P5"><text:span text:style-name="T5">function taro() {</text:span></text:p>
            <text:p text:style-name="P5"><text:span text:style-name="T5"><text:s text:c="2"/></text:span><text:span text:style-name="T5">who = '</text:span><text:span text:style-name="T5">太郎</text:span><text:span text:style-name="T5">';</text:span></text:p>
            <text:p text:style-name="P5"><text:span text:style-name="T5">}</text:span></text:p>
            <text:p text:style-name="P5"><text:span text:style-name="T5"/></text:p>
            <text:p text:style-name="P5"><text:span text:style-name="T5">function hanako() {</text:span></text:p>
            <text:p text:style-name="P5"><text:span text:style-name="T5"><text:s text:c="2"/></text:span><text:span text:style-name="T5">who = '</text:span><text:span text:style-name="T5">花子</text:span><text:span text:style-name="T5">';</text:span></text:p>
            <text:p text:style-name="P5"><text:span text:style-name="T5">}</text:span></text:p>
          </draw:text-box>
        </draw:frame>
        <draw:line draw:style-name="gr10" draw:text-style-name="P1" draw:layer="layout" svg:x1="9.243cm" svg:y1="12.783cm" svg:x2="13.173cm" svg:y2="6.701cm">
          <text:p/>
        </draw:line>
        <draw:frame draw:style-name="gr11" draw:text-style-name="P10" draw:layer="layout" svg:width="8.122cm" svg:height="1.102cm" svg:x="4.286cm" svg:y="6.365cm">
          <draw:text-box>
            <text:p text:style-name="P9"><text:span text:style-name="T6">スクリプトファイルの指定</text:span></text:p>
          </draw:text-box>
        </draw:frame>
        <draw:line draw:style-name="gr10" draw:text-style-name="P1" draw:layer="layout" svg:x1="16.036cm" svg:y1="9.402cm" svg:x2="14.97cm" svg:y2="7.071cm">
          <text:p/>
        </draw:line>
        <draw:frame draw:style-name="gr12" draw:text-style-name="P10" draw:layer="layout" svg:width="9.716cm" svg:height="2.015cm" svg:x="13.985cm" svg:y="7.784cm">
          <draw:text-box>
            <text:p text:style-name="P9"><text:span text:style-name="T6">指定されたスクリプトファイルが読み込まれる</text:span></text:p>
          </draw:text-box>
        </draw:frame>
        <draw:custom-shape draw:style-name="gr17" draw:text-style-name="P1" draw:layer="Layout" svg:width="3.78cm" svg:height="1.088cm" svg:x="22.768cm" svg:y="2.71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2.59cm" svg:height="0.726cm" svg:x="22.318cm" svg:y="2.071cm">
          <draw:text-box>
            <text:p text:style-name="P16"><text:span text:style-name="T9">var who</text:span></text:p>
          </draw:text-box>
        </draw:frame>
        <draw:frame draw:style-name="gr15" draw:text-style-name="P3" draw:layer="layout" svg:width="3.021cm" svg:height="0.673cm" svg:x="23.199cm" svg:y="2.883cm">
          <draw:text-box>
            <text:p text:style-name="P3"><text:span text:style-name="T3">world</text:span></text:p>
          </draw:text-box>
        </draw:frame>
        <draw:custom-shape draw:style-name="gr19" draw:text-style-name="P17" draw:layer="layout" svg:width="5.3cm" svg:height="2.658cm" svg:x="22.077cm" svg:y="4.247cm">
          <text:p text:style-name="P1"><text:span text:style-name="T9">function sayhello()</text:span></text:p>
          <text:p text:style-name="P1"><text:span text:style-name="T9">function taro()</text:span></text:p>
          <text:p text:style-name="P1"><text:span text:style-name="T9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3.677cm" svg:height="1.102cm" svg:x="24.229cm" svg:y="7.095cm">
          <draw:text-box>
            <text:p><text:span text:style-name="T6">関数の登録</text:span></text:p>
          </draw:text-box>
        </draw:frame>
      </draw:page>
      <draw:page draw:name="page6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223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5&lt;/title&gt;</text:span></text:p>
            <text:p text:style-name="P5"><text:span text:style-name="T1"><text:s text:c="3"/></text:span><text:span text:style-name="T2"><text:s/></text:span><text:span text:style-name="T2">&lt;script src="ex06-5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5">&lt;h1&gt;</text:span><text:span text:style-name="T5">変数の練習</text:span><text:span text:style-name="T5">&lt;/h1&gt;</text:span></text:p>
            <text:p text:style-name="P5"><text:span text:style-name="T5"><text:s text:c="4"/></text:span><text:span text:style-name="T5">&lt;input type="button" value="</text:span><text:span text:style-name="T5">あいさつ</text:span><text:span text:style-name="T5">" onclick="sayhello();"&gt;</text:span></text:p>
            <text:p text:style-name="P5"><text:span text:style-name="T5"><text:s text:c="4"/></text:span><text:span text:style-name="T5">&lt;input type="button" value="</text:span><text:span text:style-name="T5">太郎</text:span><text:span text:style-name="T5">" onclick="taro();"&gt;</text:span></text:p>
            <text:p text:style-name="P5"><text:span text:style-name="T5"><text:s text:c="4"/></text:span><text:span text:style-name="T5">&lt;input type="button" value="</text:span><text:span text:style-name="T5">花子</text:span><text:span text:style-name="T5">" onclick="hanako();"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3">file:///hoge/ex06-5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5" draw:layer="layout" svg:width="4.498cm" svg:height="0.962cm" svg:x="13.962cm" svg:y="9.359cm">
          <draw:text-box>
            <text:p text:style-name="P14"><text:span text:style-name="T8">ex06-5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4">ex06-5.html</text:span></text:p>
          </draw:text-box>
        </draw:frame>
        <draw:frame draw:style-name="gr7" draw:text-style-name="P2" draw:layer="layout" svg:width="6.458cm" svg:height="5.409cm" svg:x="14.396cm" svg:y="10.585cm">
          <draw:text-box>
            <text:p text:style-name="P5"><text:span text:style-name="T2">var who = 'world';</text:span></text:p>
            <text:p text:style-name="P5"><text:span text:style-name="T1"/></text:p>
            <text:p text:style-name="P5"><text:span text:style-name="T2">function sayhello() {</text:span></text:p>
            <text:p text:style-name="P5"><text:span text:style-name="T2"><text:s text:c="2"/></text:span><text:span text:style-name="T2">alert('Hello, ' + who + '!')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taro() {</text:span></text:p>
            <text:p text:style-name="P5"><text:span text:style-name="T2"><text:s text:c="2"/></text:span><text:span text:style-name="T2">who = '</text:span><text:span text:style-name="T2">太郎</text:span><text:span text:style-name="T2">'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hanako() {</text:span></text:p>
            <text:p text:style-name="P5"><text:span text:style-name="T2"><text:s text:c="2"/></text:span><text:span text:style-name="T2">who = '</text:span><text:span text:style-name="T2">花子</text:span><text:span text:style-name="T2">';</text:span></text:p>
            <text:p text:style-name="P5"><text:span text:style-name="T2">}</text:span></text:p>
          </draw:text-box>
        </draw:frame>
        <draw:line draw:style-name="gr10" draw:text-style-name="P1" draw:layer="layout" svg:x1="7.975cm" svg:y1="14.275cm" svg:x2="11.686cm" svg:y2="8.061cm">
          <text:p/>
        </draw:line>
        <draw:custom-shape draw:style-name="gr17" draw:text-style-name="P1" draw:layer="Layout" svg:width="3.78cm" svg:height="1.088cm" svg:x="22.768cm" svg:y="2.71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2.59cm" svg:height="0.726cm" svg:x="22.318cm" svg:y="2.071cm">
          <draw:text-box>
            <text:p text:style-name="P16"><text:span text:style-name="T9">var who</text:span></text:p>
          </draw:text-box>
        </draw:frame>
        <draw:frame draw:style-name="gr15" draw:text-style-name="P3" draw:layer="layout" svg:width="3.021cm" svg:height="0.673cm" svg:x="23.199cm" svg:y="2.883cm">
          <draw:text-box>
            <text:p text:style-name="P3"><text:span text:style-name="T3">world</text:span></text:p>
          </draw:text-box>
        </draw:frame>
        <draw:custom-shape draw:style-name="gr21" draw:text-style-name="P17" draw:layer="Layout" svg:width="5.3cm" svg:height="2.658cm" svg:x="22.077cm" svg:y="4.247cm">
          <text:p text:style-name="P18"><text:span text:style-name="T9">function sayhello()</text:span></text:p>
          <text:p text:style-name="P18"><text:span text:style-name="T9">function taro()</text:span></text:p>
          <text:p text:style-name="P18"><text:span text:style-name="T9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3.297cm" svg:height="0.914cm" svg:x="10.754cm" svg:y="3.125cm">
          <draw:text-box>
            <text:p text:style-name="P19"><text:span text:style-name="T10">変数の練習</text:span></text:p>
          </draw:text-box>
        </draw:frame>
        <draw:custom-shape draw:style-name="gr23" draw:text-style-name="P20" draw:layer="layout" svg:width="2.52cm" svg:height="1.001cm" svg:x="11.03cm" svg:y="4.178cm">
          <text:p text:style-name="P1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.52cm" svg:height="1.001cm" svg:x="10.961cm" svg:y="5.455cm">
          <text:p text:style-name="P1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.52cm" svg:height="1.001cm" svg:x="10.944cm" svg:y="6.853cm">
          <text:p text:style-name="P1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5.282cm" svg:height="0.864cm" svg:x="13.67cm" svg:y="4.263cm">
          <draw:text-box>
            <text:p text:style-name="P16"><text:span text:style-name="T9">onclick=”sayhello();”</text:span></text:p>
          </draw:text-box>
        </draw:frame>
        <draw:frame draw:style-name="gr24" draw:text-style-name="P16" draw:layer="layout" svg:width="5.282cm" svg:height="0.864cm" svg:x="13.67cm" svg:y="5.54cm">
          <draw:text-box>
            <text:p text:style-name="P16"><text:span text:style-name="T9">onclick=”taro();”</text:span></text:p>
          </draw:text-box>
        </draw:frame>
        <draw:frame draw:style-name="gr24" draw:text-style-name="P16" draw:layer="layout" svg:width="5.282cm" svg:height="0.864cm" svg:x="13.67cm" svg:y="6.921cm">
          <draw:text-box>
            <text:p text:style-name="P16"><text:span text:style-name="T9">onclick=”hanako();”</text:span></text:p>
          </draw:text-box>
        </draw:frame>
      </draw:page>
      <draw:page draw:name="page7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8.223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5&lt;/title&gt;</text:span></text:p>
            <text:p text:style-name="P5"><text:span text:style-name="T1"><text:s text:c="3"/></text:span><text:span text:style-name="T2"><text:s/></text:span><text:span text:style-name="T2">&lt;script src="ex06-5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2">&lt;h1&gt;</text:span><text:span text:style-name="T2">変数の練習</text:span><text:span text:style-name="T2">&lt;/h1&gt;</text:span></text:p>
            <text:p text:style-name="P5"><text:span text:style-name="T2"><text:s text:c="4"/></text:span><text:span text:style-name="T2">&lt;input type="button" value="</text:span><text:span text:style-name="T2">あいさつ</text:span><text:span text:style-name="T2">" onclick="sayhello();"&gt;</text:span></text:p>
            <text:p text:style-name="P5"><text:span text:style-name="T2"><text:s text:c="4"/></text:span><text:span text:style-name="T2">&lt;input type="button" value="</text:span><text:span text:style-name="T2">太郎</text:span><text:span text:style-name="T2">" onclick="taro();"&gt;</text:span></text:p>
            <text:p text:style-name="P5"><text:span text:style-name="T2"><text:s text:c="4"/></text:span><text:span text:style-name="T2">&lt;input type="button" value="</text:span><text:span text:style-name="T2">花子</text:span><text:span text:style-name="T2">" onclick="hanako();"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3">file:///hoge/ex06-5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5" draw:layer="layout" svg:width="4.498cm" svg:height="0.962cm" svg:x="13.962cm" svg:y="9.359cm">
          <draw:text-box>
            <text:p text:style-name="P14"><text:span text:style-name="T8">ex06-5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4">ex06-5.html</text:span></text:p>
          </draw:text-box>
        </draw:frame>
        <draw:frame draw:style-name="gr7" draw:text-style-name="P2" draw:layer="layout" svg:width="6.458cm" svg:height="5.409cm" svg:x="14.396cm" svg:y="10.585cm">
          <draw:text-box>
            <text:p text:style-name="P5"><text:span text:style-name="T2">var who = 'world';</text:span></text:p>
            <text:p text:style-name="P5"><text:span text:style-name="T1"/></text:p>
            <text:p text:style-name="P5"><text:span text:style-name="T2">function sayhello() {</text:span></text:p>
            <text:p text:style-name="P5"><text:span text:style-name="T2"><text:s text:c="2"/></text:span><text:span text:style-name="T5">alert('Hello, ' + who + '!')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taro() {</text:span></text:p>
            <text:p text:style-name="P5"><text:span text:style-name="T2"><text:s text:c="2"/></text:span><text:span text:style-name="T2">who = '</text:span><text:span text:style-name="T2">太郎</text:span><text:span text:style-name="T2">'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hanako() {</text:span></text:p>
            <text:p text:style-name="P5"><text:span text:style-name="T2"><text:s text:c="2"/></text:span><text:span text:style-name="T2">who = '</text:span><text:span text:style-name="T2">花子</text:span><text:span text:style-name="T2">';</text:span></text:p>
            <text:p text:style-name="P5"><text:span text:style-name="T2">}</text:span></text:p>
          </draw:text-box>
        </draw:frame>
        <draw:custom-shape draw:style-name="gr17" draw:text-style-name="P1" draw:layer="Layout" svg:width="3.78cm" svg:height="1.088cm" svg:x="22.768cm" svg:y="2.71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2.59cm" svg:height="0.726cm" svg:x="22.318cm" svg:y="2.071cm">
          <draw:text-box>
            <text:p text:style-name="P16"><text:span text:style-name="T9">var who</text:span></text:p>
          </draw:text-box>
        </draw:frame>
        <draw:frame draw:style-name="gr15" draw:text-style-name="P3" draw:layer="layout" svg:width="3.021cm" svg:height="0.673cm" svg:x="23.199cm" svg:y="2.883cm">
          <draw:text-box>
            <text:p text:style-name="P3"><text:span text:style-name="T3">world</text:span></text:p>
          </draw:text-box>
        </draw:frame>
        <draw:custom-shape draw:style-name="gr21" draw:text-style-name="P17" draw:layer="Layout" svg:width="5.3cm" svg:height="2.658cm" svg:x="22.077cm" svg:y="4.247cm">
          <text:p text:style-name="P18"><text:span text:style-name="T9">function sayhello()</text:span></text:p>
          <text:p text:style-name="P18"><text:span text:style-name="T9">function taro()</text:span></text:p>
          <text:p text:style-name="P18"><text:span text:style-name="T9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3.297cm" svg:height="0.914cm" svg:x="10.754cm" svg:y="3.125cm">
          <draw:text-box>
            <text:p text:style-name="P19"><text:span text:style-name="T10">変数の練習</text:span></text:p>
          </draw:text-box>
        </draw:frame>
        <draw:custom-shape draw:style-name="gr25" draw:text-style-name="P20" draw:layer="Layout" svg:width="2.52cm" svg:height="1.001cm" svg:x="11.03cm" svg:y="4.178cm">
          <text:p text:style-name="P21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52cm" svg:height="1.001cm" svg:x="10.961cm" svg:y="5.455cm">
          <text:p text:style-name="P21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52cm" svg:height="1.001cm" svg:x="10.944cm" svg:y="6.853cm">
          <text:p text:style-name="P21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5.282cm" svg:height="0.864cm" svg:x="13.67cm" svg:y="4.263cm">
          <draw:text-box>
            <text:p text:style-name="P16"><text:span text:style-name="T9">onclick=”</text:span><text:span text:style-name="T11">sayhello()</text:span><text:span text:style-name="T9">;”</text:span></text:p>
          </draw:text-box>
        </draw:frame>
        <draw:frame draw:style-name="gr24" draw:text-style-name="P16" draw:layer="layout" svg:width="5.282cm" svg:height="0.864cm" svg:x="13.67cm" svg:y="5.54cm">
          <draw:text-box>
            <text:p text:style-name="P16"><text:span text:style-name="T9">onclick=”taro();”</text:span></text:p>
          </draw:text-box>
        </draw:frame>
        <draw:frame draw:style-name="gr24" draw:text-style-name="P16" draw:layer="layout" svg:width="5.282cm" svg:height="0.864cm" svg:x="13.67cm" svg:y="6.921cm">
          <draw:text-box>
            <text:p text:style-name="P16"><text:span text:style-name="T9">onclick=”hanako();”</text:span></text:p>
          </draw:text-box>
        </draw:frame>
        <draw:line draw:style-name="gr10" draw:text-style-name="P1" draw:layer="layout" svg:x1="18.262cm" svg:y1="5.092cm" svg:x2="18.487cm" svg:y2="11.652cm">
          <text:p/>
        </draw:line>
      </draw:page>
      <draw:page draw:name="page8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5&lt;/title&gt;</text:span></text:p>
            <text:p text:style-name="P5"><text:span text:style-name="T1"><text:s text:c="3"/></text:span><text:span text:style-name="T2"><text:s/></text:span><text:span text:style-name="T2">&lt;script src="ex06-5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2">&lt;h1&gt;</text:span><text:span text:style-name="T2">変数の練習</text:span><text:span text:style-name="T2">&lt;/h1&gt;</text:span></text:p>
            <text:p text:style-name="P5"><text:span text:style-name="T2"><text:s text:c="4"/></text:span><text:span text:style-name="T2">&lt;input type="button" value="</text:span><text:span text:style-name="T2">あいさつ</text:span><text:span text:style-name="T2">" onclick="sayhello();"&gt;</text:span></text:p>
            <text:p text:style-name="P5"><text:span text:style-name="T2"><text:s text:c="4"/></text:span><text:span text:style-name="T2">&lt;input type="button" value="</text:span><text:span text:style-name="T2">太郎</text:span><text:span text:style-name="T2">" onclick="taro();"&gt;</text:span></text:p>
            <text:p text:style-name="P5"><text:span text:style-name="T2"><text:s text:c="4"/></text:span><text:span text:style-name="T2">&lt;input type="button" value="</text:span><text:span text:style-name="T2">花子</text:span><text:span text:style-name="T2">" onclick="hanako();"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3">file:///hoge/ex06-5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5" draw:layer="layout" svg:width="4.498cm" svg:height="0.962cm" svg:x="13.962cm" svg:y="9.359cm">
          <draw:text-box>
            <text:p text:style-name="P14"><text:span text:style-name="T8">ex06-5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4">ex06-5.html</text:span></text:p>
          </draw:text-box>
        </draw:frame>
        <draw:frame draw:style-name="gr7" draw:text-style-name="P2" draw:layer="layout" svg:width="6.458cm" svg:height="5.409cm" svg:x="14.396cm" svg:y="10.585cm">
          <draw:text-box>
            <text:p text:style-name="P5"><text:span text:style-name="T2">var who = 'world';</text:span></text:p>
            <text:p text:style-name="P5"><text:span text:style-name="T1"/></text:p>
            <text:p text:style-name="P5"><text:span text:style-name="T2">function sayhello() {</text:span></text:p>
            <text:p text:style-name="P5"><text:span text:style-name="T2"><text:s text:c="2"/></text:span><text:span text:style-name="T2">alert('Hello, ' + </text:span><text:span text:style-name="T5">who</text:span><text:span text:style-name="T2"> + '!')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taro() {</text:span></text:p>
            <text:p text:style-name="P5"><text:span text:style-name="T2"><text:s text:c="2"/></text:span><text:span text:style-name="T2">who = '</text:span><text:span text:style-name="T2">太郎</text:span><text:span text:style-name="T2">'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hanako() {</text:span></text:p>
            <text:p text:style-name="P5"><text:span text:style-name="T2"><text:s text:c="2"/></text:span><text:span text:style-name="T2">who = '</text:span><text:span text:style-name="T2">花子</text:span><text:span text:style-name="T2">';</text:span></text:p>
            <text:p text:style-name="P5"><text:span text:style-name="T2">}</text:span></text:p>
          </draw:text-box>
        </draw:frame>
        <draw:custom-shape draw:style-name="gr27" draw:text-style-name="P1" draw:layer="Layout" svg:width="3.78cm" svg:height="1.088cm" svg:x="22.768cm" svg:y="2.71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2.59cm" svg:height="0.726cm" svg:x="22.318cm" svg:y="2.071cm">
          <draw:text-box>
            <text:p text:style-name="P16"><text:span text:style-name="T9">var who</text:span></text:p>
          </draw:text-box>
        </draw:frame>
        <draw:frame draw:style-name="gr15" draw:text-style-name="P3" draw:layer="layout" svg:width="3.021cm" svg:height="0.673cm" svg:x="23.199cm" svg:y="2.883cm">
          <draw:text-box>
            <text:p text:style-name="P3"><text:span text:style-name="T3">world</text:span></text:p>
          </draw:text-box>
        </draw:frame>
        <draw:custom-shape draw:style-name="gr21" draw:text-style-name="P17" draw:layer="Layout" svg:width="5.3cm" svg:height="2.658cm" svg:x="22.077cm" svg:y="4.247cm">
          <text:p text:style-name="P18"><text:span text:style-name="T9">function sayhello()</text:span></text:p>
          <text:p text:style-name="P18"><text:span text:style-name="T9">function taro()</text:span></text:p>
          <text:p text:style-name="P18"><text:span text:style-name="T9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3.297cm" svg:height="0.914cm" svg:x="10.754cm" svg:y="3.125cm">
          <draw:text-box>
            <text:p text:style-name="P19"><text:span text:style-name="T10">変数の練習</text:span></text:p>
          </draw:text-box>
        </draw:frame>
        <draw:custom-shape draw:style-name="gr28" draw:text-style-name="P20" draw:layer="Layout" svg:width="2.52cm" svg:height="1.001cm" svg:x="11.03cm" svg:y="4.178cm">
          <text:p text:style-name="P21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52cm" svg:height="1.001cm" svg:x="10.961cm" svg:y="5.455cm">
          <text:p text:style-name="P21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52cm" svg:height="1.001cm" svg:x="10.944cm" svg:y="6.853cm">
          <text:p text:style-name="P21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5.282cm" svg:height="0.864cm" svg:x="13.67cm" svg:y="4.263cm">
          <draw:text-box>
            <text:p text:style-name="P16"><text:span text:style-name="T9">onclick=”</text:span><text:span text:style-name="T12">sayhello()</text:span><text:span text:style-name="T9">;”</text:span></text:p>
          </draw:text-box>
        </draw:frame>
        <draw:frame draw:style-name="gr24" draw:text-style-name="P16" draw:layer="layout" svg:width="5.282cm" svg:height="0.864cm" svg:x="13.67cm" svg:y="5.54cm">
          <draw:text-box>
            <text:p text:style-name="P16"><text:span text:style-name="T9">onclick=”taro();”</text:span></text:p>
          </draw:text-box>
        </draw:frame>
        <draw:frame draw:style-name="gr24" draw:text-style-name="P16" draw:layer="layout" svg:width="5.282cm" svg:height="0.864cm" svg:x="13.67cm" svg:y="6.921cm">
          <draw:text-box>
            <text:p text:style-name="P16"><text:span text:style-name="T9">onclick=”hanako();”</text:span></text:p>
          </draw:text-box>
        </draw:frame>
        <draw:line draw:style-name="gr10" draw:text-style-name="P1" draw:layer="layout" svg:x1="23.095cm" svg:y1="3.625cm" svg:x2="18.228cm" svg:y2="11.824cm">
          <text:p/>
        </draw:line>
        <draw:custom-shape draw:style-name="gr29" draw:text-style-name="P1" draw:layer="layout" svg:width="4.557cm" svg:height="2.572cm" svg:x="12.359cm" svg:y="4.851cm">
          <text:p text:style-name="P1">Hello, world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81cm" svg:y1="11.98cm" svg:x2="14.189cm" svg:y2="7.216cm">
          <text:p/>
        </draw:line>
      </draw:page>
      <draw:page draw:name="page9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866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5&lt;/title&gt;</text:span></text:p>
            <text:p text:style-name="P5"><text:span text:style-name="T1"><text:s text:c="3"/></text:span><text:span text:style-name="T2"><text:s/></text:span><text:span text:style-name="T2">&lt;script src="ex06-5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2">&lt;h1&gt;</text:span><text:span text:style-name="T2">変数の練習</text:span><text:span text:style-name="T2">&lt;/h1&gt;</text:span></text:p>
            <text:p text:style-name="P5"><text:span text:style-name="T2"><text:s text:c="4"/></text:span><text:span text:style-name="T2">&lt;input type="button" value="</text:span><text:span text:style-name="T2">あいさつ</text:span><text:span text:style-name="T2">" onclick="sayhello();"&gt;</text:span></text:p>
            <text:p text:style-name="P5"><text:span text:style-name="T2"><text:s text:c="4"/></text:span><text:span text:style-name="T2">&lt;input type="button" value="</text:span><text:span text:style-name="T2">太郎</text:span><text:span text:style-name="T2">" onclick="taro();"&gt;</text:span></text:p>
            <text:p text:style-name="P5"><text:span text:style-name="T2"><text:s text:c="4"/></text:span><text:span text:style-name="T2">&lt;input type="button" value="</text:span><text:span text:style-name="T2">花子</text:span><text:span text:style-name="T2">" onclick="hanako();"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3">file:///hoge/ex06-5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5" draw:layer="layout" svg:width="4.498cm" svg:height="0.962cm" svg:x="13.962cm" svg:y="9.359cm">
          <draw:text-box>
            <text:p text:style-name="P14"><text:span text:style-name="T8">ex06-5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4">ex06-5.html</text:span></text:p>
          </draw:text-box>
        </draw:frame>
        <draw:frame draw:style-name="gr7" draw:text-style-name="P2" draw:layer="layout" svg:width="6.458cm" svg:height="5.409cm" svg:x="14.396cm" svg:y="10.585cm">
          <draw:text-box>
            <text:p text:style-name="P5"><text:span text:style-name="T2">var who = 'world';</text:span></text:p>
            <text:p text:style-name="P5"><text:span text:style-name="T1"/></text:p>
            <text:p text:style-name="P5"><text:span text:style-name="T2">function sayhello() {</text:span></text:p>
            <text:p text:style-name="P5"><text:span text:style-name="T2"><text:s text:c="2"/></text:span><text:span text:style-name="T2">alert('Hello, ' + who + '!')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taro() {</text:span></text:p>
            <text:p text:style-name="P5"><text:span text:style-name="T2"><text:s text:c="2"/></text:span><text:span text:style-name="T5">who = '</text:span><text:span text:style-name="T5">太郎</text:span><text:span text:style-name="T5">'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hanako() {</text:span></text:p>
            <text:p text:style-name="P5"><text:span text:style-name="T2"><text:s text:c="2"/></text:span><text:span text:style-name="T2">who = '</text:span><text:span text:style-name="T2">花子</text:span><text:span text:style-name="T2">';</text:span></text:p>
            <text:p text:style-name="P5"><text:span text:style-name="T2">}</text:span></text:p>
          </draw:text-box>
        </draw:frame>
        <draw:custom-shape draw:style-name="gr17" draw:text-style-name="P1" draw:layer="Layout" svg:width="3.78cm" svg:height="1.088cm" svg:x="22.768cm" svg:y="2.71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2.59cm" svg:height="0.726cm" svg:x="22.318cm" svg:y="2.071cm">
          <draw:text-box>
            <text:p text:style-name="P16"><text:span text:style-name="T9">var who</text:span></text:p>
          </draw:text-box>
        </draw:frame>
        <draw:frame draw:style-name="gr15" draw:text-style-name="P3" draw:layer="layout" svg:width="3.021cm" svg:height="0.673cm" svg:x="23.199cm" svg:y="2.883cm">
          <draw:text-box>
            <text:p text:style-name="P3"><text:span text:style-name="T3">world</text:span></text:p>
          </draw:text-box>
        </draw:frame>
        <draw:custom-shape draw:style-name="gr21" draw:text-style-name="P17" draw:layer="Layout" svg:width="5.3cm" svg:height="2.658cm" svg:x="22.077cm" svg:y="4.247cm">
          <text:p text:style-name="P18"><text:span text:style-name="T9">function sayhello()</text:span></text:p>
          <text:p text:style-name="P18"><text:span text:style-name="T9">function taro()</text:span></text:p>
          <text:p text:style-name="P18"><text:span text:style-name="T9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3.297cm" svg:height="0.914cm" svg:x="10.754cm" svg:y="3.125cm">
          <draw:text-box>
            <text:p text:style-name="P19"><text:span text:style-name="T10">変数の練習</text:span></text:p>
          </draw:text-box>
        </draw:frame>
        <draw:custom-shape draw:style-name="gr28" draw:text-style-name="P20" draw:layer="Layout" svg:width="2.52cm" svg:height="1.001cm" svg:x="11.03cm" svg:y="4.178cm">
          <text:p text:style-name="P21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2.52cm" svg:height="1.001cm" svg:x="10.961cm" svg:y="5.455cm">
          <text:p text:style-name="P21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52cm" svg:height="1.001cm" svg:x="10.944cm" svg:y="6.853cm">
          <text:p text:style-name="P21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5.282cm" svg:height="0.864cm" svg:x="13.67cm" svg:y="4.263cm">
          <draw:text-box>
            <text:p text:style-name="P16"><text:span text:style-name="T9">onclick=”</text:span><text:span text:style-name="T12">sayhello()</text:span><text:span text:style-name="T9">;”</text:span></text:p>
          </draw:text-box>
        </draw:frame>
        <draw:frame draw:style-name="gr24" draw:text-style-name="P16" draw:layer="layout" svg:width="5.282cm" svg:height="0.864cm" svg:x="13.67cm" svg:y="6.921cm">
          <draw:text-box>
            <text:p text:style-name="P16"><text:span text:style-name="T9">onclick=”hanako();”</text:span></text:p>
          </draw:text-box>
        </draw:frame>
        <draw:frame draw:style-name="gr24" draw:text-style-name="P16" draw:layer="layout" svg:width="5.282cm" svg:height="0.864cm" svg:x="13.687cm" svg:y="5.73cm">
          <draw:text-box>
            <text:p text:style-name="P16"><text:span text:style-name="T9">onclick=”</text:span><text:span text:style-name="T11">taro()</text:span><text:span text:style-name="T9">;”</text:span></text:p>
          </draw:text-box>
        </draw:frame>
        <draw:line draw:style-name="gr10" draw:text-style-name="P1" draw:layer="layout" svg:x1="17.158cm" svg:y1="6.473cm" svg:x2="17.175cm" svg:y2="12.912cm">
          <text:p/>
        </draw:line>
        <draw:frame draw:style-name="gr30" draw:text-style-name="P22" draw:layer="layout" svg:width="7.767cm" svg:height="5.265cm" svg:x="1.519cm" svg:y="2.71cm">
          <draw:text-box>
            <text:p text:style-name="P22"><text:span text:style-name="T13">「太郎」をクリック→「あいさつ」をクリックのケースと、「花子」をクリック→「あいさつ」をクリックのケースを選べるように。</text:span></text:p>
          </draw:text-box>
        </draw:frame>
      </draw:page>
      <draw:page draw:name="page10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5&lt;/title&gt;</text:span></text:p>
            <text:p text:style-name="P5"><text:span text:style-name="T1"><text:s text:c="3"/></text:span><text:span text:style-name="T2"><text:s/></text:span><text:span text:style-name="T2">&lt;script src="ex06-5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2">&lt;h1&gt;</text:span><text:span text:style-name="T2">変数の練習</text:span><text:span text:style-name="T2">&lt;/h1&gt;</text:span></text:p>
            <text:p text:style-name="P5"><text:span text:style-name="T2"><text:s text:c="4"/></text:span><text:span text:style-name="T2">&lt;input type="button" value="</text:span><text:span text:style-name="T2">あいさつ</text:span><text:span text:style-name="T2">" onclick="sayhello();"&gt;</text:span></text:p>
            <text:p text:style-name="P5"><text:span text:style-name="T2"><text:s text:c="4"/></text:span><text:span text:style-name="T2">&lt;input type="button" value="</text:span><text:span text:style-name="T2">太郎</text:span><text:span text:style-name="T2">" onclick="taro();"&gt;</text:span></text:p>
            <text:p text:style-name="P5"><text:span text:style-name="T2"><text:s text:c="4"/></text:span><text:span text:style-name="T2">&lt;input type="button" value="</text:span><text:span text:style-name="T2">花子</text:span><text:span text:style-name="T2">" onclick="hanako();"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3">file:///hoge/ex06-5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5" draw:layer="layout" svg:width="4.498cm" svg:height="0.962cm" svg:x="13.962cm" svg:y="9.359cm">
          <draw:text-box>
            <text:p text:style-name="P14"><text:span text:style-name="T8">ex06-5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4">ex06-5.html</text:span></text:p>
          </draw:text-box>
        </draw:frame>
        <draw:frame draw:style-name="gr7" draw:text-style-name="P2" draw:layer="layout" svg:width="6.458cm" svg:height="5.171cm" svg:x="14.396cm" svg:y="10.585cm">
          <draw:text-box>
            <text:p text:style-name="P5"><text:span text:style-name="T2">var who = 'world';</text:span></text:p>
            <text:p text:style-name="P5"><text:span text:style-name="T1"/></text:p>
            <text:p text:style-name="P5"><text:span text:style-name="T2">function sayhello() {</text:span></text:p>
            <text:p text:style-name="P5"><text:span text:style-name="T2"><text:s text:c="2"/></text:span><text:span text:style-name="T2">alert('Hello, ' + who + '!')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taro() {</text:span></text:p>
            <text:p text:style-name="P5"><text:span text:style-name="T2"><text:s text:c="2"/></text:span><text:span text:style-name="T5">who = '</text:span><text:span text:style-name="T14">太郎</text:span><text:span text:style-name="T5">'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hanako() {</text:span></text:p>
            <text:p text:style-name="P5"><text:span text:style-name="T2"><text:s text:c="2"/></text:span><text:span text:style-name="T2">who = '</text:span><text:span text:style-name="T15">花子</text:span><text:span text:style-name="T2">';</text:span></text:p>
            <text:p text:style-name="P5"><text:span text:style-name="T2">}</text:span></text:p>
          </draw:text-box>
        </draw:frame>
        <draw:custom-shape draw:style-name="gr17" draw:text-style-name="P1" draw:layer="Layout" svg:width="3.78cm" svg:height="1.088cm" svg:x="22.768cm" svg:y="2.71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2.59cm" svg:height="0.726cm" svg:x="22.318cm" svg:y="2.071cm">
          <draw:text-box>
            <text:p text:style-name="P16"><text:span text:style-name="T9">var who</text:span></text:p>
          </draw:text-box>
        </draw:frame>
        <draw:frame draw:style-name="gr15" draw:text-style-name="P23" draw:layer="layout" svg:width="3.021cm" svg:height="0.673cm" svg:x="23.199cm" svg:y="2.883cm">
          <draw:text-box>
            <text:p text:style-name="P23"><text:span text:style-name="T16">太郎</text:span></text:p>
          </draw:text-box>
        </draw:frame>
        <draw:custom-shape draw:style-name="gr21" draw:text-style-name="P17" draw:layer="Layout" svg:width="5.3cm" svg:height="2.658cm" svg:x="22.077cm" svg:y="4.247cm">
          <text:p text:style-name="P18"><text:span text:style-name="T9">function sayhello()</text:span></text:p>
          <text:p text:style-name="P18"><text:span text:style-name="T9">function taro()</text:span></text:p>
          <text:p text:style-name="P18"><text:span text:style-name="T9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3.297cm" svg:height="0.914cm" svg:x="10.754cm" svg:y="3.125cm">
          <draw:text-box>
            <text:p text:style-name="P19"><text:span text:style-name="T10">変数の練習</text:span></text:p>
          </draw:text-box>
        </draw:frame>
        <draw:custom-shape draw:style-name="gr28" draw:text-style-name="P20" draw:layer="Layout" svg:width="2.52cm" svg:height="1.001cm" svg:x="11.03cm" svg:y="4.178cm">
          <text:p text:style-name="P21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.52cm" svg:height="1.001cm" svg:x="10.961cm" svg:y="5.455cm">
          <text:p text:style-name="P21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52cm" svg:height="1.001cm" svg:x="10.944cm" svg:y="6.853cm">
          <text:p text:style-name="P21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5.282cm" svg:height="0.864cm" svg:x="13.67cm" svg:y="4.263cm">
          <draw:text-box>
            <text:p text:style-name="P16"><text:span text:style-name="T9">onclick=”</text:span><text:span text:style-name="T12">sayhello()</text:span><text:span text:style-name="T9">;”</text:span></text:p>
          </draw:text-box>
        </draw:frame>
        <draw:frame draw:style-name="gr24" draw:text-style-name="P16" draw:layer="layout" svg:width="5.282cm" svg:height="0.864cm" svg:x="13.67cm" svg:y="6.921cm">
          <draw:text-box>
            <text:p text:style-name="P16"><text:span text:style-name="T9">onclick=”hanako();”</text:span></text:p>
          </draw:text-box>
        </draw:frame>
        <draw:frame draw:style-name="gr24" draw:text-style-name="P16" draw:layer="layout" svg:width="5.282cm" svg:height="0.864cm" svg:x="13.687cm" svg:y="5.73cm">
          <draw:text-box>
            <text:p text:style-name="P16"><text:span text:style-name="T9">onclick=”</text:span><text:span text:style-name="T12">taro()</text:span><text:span text:style-name="T9">;”</text:span></text:p>
          </draw:text-box>
        </draw:frame>
        <draw:line draw:style-name="gr10" draw:text-style-name="P1" draw:layer="layout" svg:x1="17.227cm" svg:y1="13.361cm" svg:x2="23.078cm" svg:y2="3.694cm">
          <text:p/>
        </draw:line>
      </draw:page>
      <draw:page draw:name="page11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5&lt;/title&gt;</text:span></text:p>
            <text:p text:style-name="P5"><text:span text:style-name="T1"><text:s text:c="3"/></text:span><text:span text:style-name="T2"><text:s/></text:span><text:span text:style-name="T2">&lt;script src="ex06-5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2">&lt;h1&gt;</text:span><text:span text:style-name="T2">変数の練習</text:span><text:span text:style-name="T2">&lt;/h1&gt;</text:span></text:p>
            <text:p text:style-name="P5"><text:span text:style-name="T2"><text:s text:c="4"/></text:span><text:span text:style-name="T2">&lt;input type="button" value="</text:span><text:span text:style-name="T2">あいさつ</text:span><text:span text:style-name="T2">" onclick="sayhello();"&gt;</text:span></text:p>
            <text:p text:style-name="P5"><text:span text:style-name="T2"><text:s text:c="4"/></text:span><text:span text:style-name="T2">&lt;input type="button" value="</text:span><text:span text:style-name="T2">太郎</text:span><text:span text:style-name="T2">" onclick="taro();"&gt;</text:span></text:p>
            <text:p text:style-name="P5"><text:span text:style-name="T2"><text:s text:c="4"/></text:span><text:span text:style-name="T2">&lt;input type="button" value="</text:span><text:span text:style-name="T2">花子</text:span><text:span text:style-name="T2">" onclick="hanako();"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3">file:///hoge/ex06-5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5" draw:layer="layout" svg:width="4.498cm" svg:height="0.962cm" svg:x="13.962cm" svg:y="9.359cm">
          <draw:text-box>
            <text:p text:style-name="P14"><text:span text:style-name="T8">ex06-5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4">ex06-5.html</text:span></text:p>
          </draw:text-box>
        </draw:frame>
        <draw:frame draw:style-name="gr7" draw:text-style-name="P2" draw:layer="layout" svg:width="6.458cm" svg:height="4.814cm" svg:x="14.396cm" svg:y="10.585cm">
          <draw:text-box>
            <text:p text:style-name="P5"><text:span text:style-name="T2">var who = 'world';</text:span></text:p>
            <text:p text:style-name="P5"><text:span text:style-name="T1"/></text:p>
            <text:p text:style-name="P5"><text:span text:style-name="T2">function sayhello() {</text:span></text:p>
            <text:p text:style-name="P5"><text:span text:style-name="T2"><text:s text:c="2"/></text:span><text:span text:style-name="T5">alert('Hello, ' + who + '!')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taro() {</text:span></text:p>
            <text:p text:style-name="P5"><text:span text:style-name="T2"><text:s text:c="2"/></text:span><text:span text:style-name="T2">who = '</text:span><text:span text:style-name="T2">太郎</text:span><text:span text:style-name="T2">'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hanako() {</text:span></text:p>
            <text:p text:style-name="P5"><text:span text:style-name="T2"><text:s text:c="2"/></text:span><text:span text:style-name="T2">who = '</text:span><text:span text:style-name="T2">花子</text:span><text:span text:style-name="T2">';</text:span></text:p>
            <text:p text:style-name="P5"><text:span text:style-name="T2">}</text:span></text:p>
          </draw:text-box>
        </draw:frame>
        <draw:custom-shape draw:style-name="gr17" draw:text-style-name="P1" draw:layer="Layout" svg:width="3.78cm" svg:height="1.088cm" svg:x="22.768cm" svg:y="2.71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2.59cm" svg:height="0.726cm" svg:x="22.318cm" svg:y="2.071cm">
          <draw:text-box>
            <text:p text:style-name="P16"><text:span text:style-name="T9">var who</text:span></text:p>
          </draw:text-box>
        </draw:frame>
        <draw:frame draw:style-name="gr15" draw:text-style-name="P23" draw:layer="layout" svg:width="3.021cm" svg:height="0.673cm" svg:x="23.199cm" svg:y="2.883cm">
          <draw:text-box>
            <text:p text:style-name="P23"><text:span text:style-name="T16">太郎</text:span></text:p>
          </draw:text-box>
        </draw:frame>
        <draw:custom-shape draw:style-name="gr21" draw:text-style-name="P17" draw:layer="Layout" svg:width="5.3cm" svg:height="2.658cm" svg:x="22.077cm" svg:y="4.247cm">
          <text:p text:style-name="P18"><text:span text:style-name="T9">function sayhello()</text:span></text:p>
          <text:p text:style-name="P18"><text:span text:style-name="T9">function taro()</text:span></text:p>
          <text:p text:style-name="P18"><text:span text:style-name="T9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3.297cm" svg:height="0.914cm" svg:x="10.754cm" svg:y="3.125cm">
          <draw:text-box>
            <text:p text:style-name="P19"><text:span text:style-name="T10">変数の練習</text:span></text:p>
          </draw:text-box>
        </draw:frame>
        <draw:custom-shape draw:style-name="gr25" draw:text-style-name="P20" draw:layer="Layout" svg:width="2.52cm" svg:height="1.001cm" svg:x="11.03cm" svg:y="4.178cm">
          <text:p text:style-name="P21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52cm" svg:height="1.001cm" svg:x="10.961cm" svg:y="5.455cm">
          <text:p text:style-name="P21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52cm" svg:height="1.001cm" svg:x="10.944cm" svg:y="6.853cm">
          <text:p text:style-name="P21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5.282cm" svg:height="0.864cm" svg:x="13.67cm" svg:y="4.263cm">
          <draw:text-box>
            <text:p text:style-name="P16"><text:span text:style-name="T9">onclick=”</text:span><text:span text:style-name="T11">sayhello()</text:span><text:span text:style-name="T9">;”</text:span></text:p>
          </draw:text-box>
        </draw:frame>
        <draw:frame draw:style-name="gr24" draw:text-style-name="P16" draw:layer="layout" svg:width="5.282cm" svg:height="0.864cm" svg:x="13.67cm" svg:y="5.54cm">
          <draw:text-box>
            <text:p text:style-name="P16"><text:span text:style-name="T9">onclick=”taro();”</text:span></text:p>
          </draw:text-box>
        </draw:frame>
        <draw:frame draw:style-name="gr24" draw:text-style-name="P16" draw:layer="layout" svg:width="5.282cm" svg:height="0.864cm" svg:x="13.67cm" svg:y="6.921cm">
          <draw:text-box>
            <text:p text:style-name="P16"><text:span text:style-name="T9">onclick=”hanako();”</text:span></text:p>
          </draw:text-box>
        </draw:frame>
        <draw:line draw:style-name="gr10" draw:text-style-name="P1" draw:layer="layout" svg:x1="18.262cm" svg:y1="5.092cm" svg:x2="18.487cm" svg:y2="11.652cm">
          <text:p/>
        </draw:line>
      </draw:page>
      <draw:page draw:name="page12" draw:style-name="dp1" draw:master-page-name="Draw4ja">
        <office:forms form:automatic-focus="false" form:apply-design-mode="false"/>
        <draw:custom-shape draw:style-name="gr8" draw:text-style-name="P1" draw:layer="Layout" svg:width="9.872cm" svg:height="6.51cm" svg:x="10.084cm" svg:y="1.97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99cm" svg:y1="2.795cm" svg:x2="19.864cm" svg:y2="2.795cm">
          <text:p/>
        </draw:line>
        <draw:custom-shape draw:style-name="gr9" draw:text-style-name="P1" draw:layer="Layout" svg:width="8.407cm" svg:height="8.911cm" svg:x="3.575cm" svg:y="10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layout" svg:width="8.435cm" svg:height="7.488cm" svg:x="3.806cm" svg:y="10.585cm">
          <draw:text-box>
            <text:p text:style-name="P5"><text:span text:style-name="T1">&lt;!DOCTYPE html&gt;</text:span></text:p>
            <text:p text:style-name="P5"><text:span text:style-name="T1">&lt;html&gt;</text:span></text:p>
            <text:p text:style-name="P5"><text:span text:style-name="T1"/></text:p>
            <text:p text:style-name="P5"><text:span text:style-name="T1"><text:s text:c="2"/></text:span><text:span text:style-name="T1">&lt;head&gt;</text:span></text:p>
            <text:p text:style-name="P5"><text:span text:style-name="T1"><text:s text:c="4"/></text:span><text:span text:style-name="T1">&lt;meta charset="utf-8"&gt;</text:span></text:p>
            <text:p text:style-name="P5"><text:span text:style-name="T1"><text:s text:c="4"/></text:span><text:span text:style-name="T1">&lt;title&gt;</text:span><text:span text:style-name="T1">練習問題</text:span><text:span text:style-name="T1">06-5&lt;/title&gt;</text:span></text:p>
            <text:p text:style-name="P5"><text:span text:style-name="T1"><text:s text:c="3"/></text:span><text:span text:style-name="T2"><text:s/></text:span><text:span text:style-name="T2">&lt;script src="ex06-5.js"&gt;&lt;/script&gt;</text:span></text:p>
            <text:p text:style-name="P5"><text:span text:style-name="T1"><text:s text:c="2"/></text:span><text:span text:style-name="T1">&lt;/head&gt;</text:span></text:p>
            <text:p text:style-name="P5"><text:span text:style-name="T1"/></text:p>
            <text:p text:style-name="P5"><text:span text:style-name="T1"><text:s text:c="2"/></text:span><text:span text:style-name="T1">&lt;body&gt;</text:span></text:p>
            <text:p text:style-name="P5"><text:span text:style-name="T1"><text:s text:c="4"/></text:span><text:span text:style-name="T2">&lt;h1&gt;</text:span><text:span text:style-name="T2">変数の練習</text:span><text:span text:style-name="T2">&lt;/h1&gt;</text:span></text:p>
            <text:p text:style-name="P5"><text:span text:style-name="T2"><text:s text:c="4"/></text:span><text:span text:style-name="T2">&lt;input type="button" value="</text:span><text:span text:style-name="T2">あいさつ</text:span><text:span text:style-name="T2">" onclick="sayhello();"&gt;</text:span></text:p>
            <text:p text:style-name="P5"><text:span text:style-name="T2"><text:s text:c="4"/></text:span><text:span text:style-name="T2">&lt;input type="button" value="</text:span><text:span text:style-name="T2">太郎</text:span><text:span text:style-name="T2">" onclick="taro();"&gt;</text:span></text:p>
            <text:p text:style-name="P5"><text:span text:style-name="T2"><text:s text:c="4"/></text:span><text:span text:style-name="T2">&lt;input type="button" value="</text:span><text:span text:style-name="T2">花子</text:span><text:span text:style-name="T2">" onclick="hanako();"&gt;</text:span></text:p>
            <text:p text:style-name="P5"><text:span text:style-name="T1"><text:s text:c="2"/></text:span><text:span text:style-name="T1">&lt;/body&gt;</text:span></text:p>
            <text:p text:style-name="P5"><text:span text:style-name="T1"/></text:p>
            <text:p text:style-name="P5"><text:span text:style-name="T1">&lt;/html&gt;</text:span></text:p>
          </draw:text-box>
        </draw:frame>
        <draw:frame draw:style-name="gr5" draw:text-style-name="P3" draw:layer="layout" svg:width="9.166cm" svg:height="0.721cm" svg:x="10.049cm" svg:y="2.072cm">
          <draw:text-box>
            <text:p text:style-name="P6"><text:span text:style-name="T3">file:///hoge/ex06-5.html</text:span></text:p>
          </draw:text-box>
        </draw:frame>
        <draw:custom-shape draw:style-name="gr9" draw:text-style-name="P1" draw:layer="Layout" svg:width="8.407cm" svg:height="8.911cm" svg:x="14.122cm" svg:y="10.26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5" draw:layer="layout" svg:width="4.498cm" svg:height="0.962cm" svg:x="13.962cm" svg:y="9.359cm">
          <draw:text-box>
            <text:p text:style-name="P14"><text:span text:style-name="T8">ex06-5.js</text:span></text:p>
          </draw:text-box>
        </draw:frame>
        <draw:custom-shape draw:style-name="gr9" draw:text-style-name="P1" draw:layer="Layout" svg:width="8.407cm" svg:height="8.911cm" svg:x="3.576cm" svg:y="10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8" draw:layer="layout" svg:width="4.498cm" svg:height="0.962cm" svg:x="3.633cm" svg:y="9.32cm">
          <draw:text-box>
            <text:p text:style-name="P7"><text:span text:style-name="T4">ex06-5.html</text:span></text:p>
          </draw:text-box>
        </draw:frame>
        <draw:frame draw:style-name="gr7" draw:text-style-name="P2" draw:layer="layout" svg:width="6.458cm" svg:height="4.814cm" svg:x="14.396cm" svg:y="10.585cm">
          <draw:text-box>
            <text:p text:style-name="P5"><text:span text:style-name="T2">var who = 'world';</text:span></text:p>
            <text:p text:style-name="P5"><text:span text:style-name="T1"/></text:p>
            <text:p text:style-name="P5"><text:span text:style-name="T2">function sayhello() {</text:span></text:p>
            <text:p text:style-name="P5"><text:span text:style-name="T2"><text:s text:c="2"/></text:span><text:span text:style-name="T2">alert('Hello, ' + </text:span><text:span text:style-name="T5">who</text:span><text:span text:style-name="T2"> + '!')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taro() {</text:span></text:p>
            <text:p text:style-name="P5"><text:span text:style-name="T2"><text:s text:c="2"/></text:span><text:span text:style-name="T2">who = '</text:span><text:span text:style-name="T2">太郎</text:span><text:span text:style-name="T2">';</text:span></text:p>
            <text:p text:style-name="P5"><text:span text:style-name="T2">}</text:span></text:p>
            <text:p text:style-name="P5"><text:span text:style-name="T2"/></text:p>
            <text:p text:style-name="P5"><text:span text:style-name="T2">function hanako() {</text:span></text:p>
            <text:p text:style-name="P5"><text:span text:style-name="T2"><text:s text:c="2"/></text:span><text:span text:style-name="T2">who = '</text:span><text:span text:style-name="T2">花子</text:span><text:span text:style-name="T2">';</text:span></text:p>
            <text:p text:style-name="P5"><text:span text:style-name="T2">}</text:span></text:p>
          </draw:text-box>
        </draw:frame>
        <draw:custom-shape draw:style-name="gr27" draw:text-style-name="P1" draw:layer="Layout" svg:width="3.78cm" svg:height="1.088cm" svg:x="22.768cm" svg:y="2.71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2.59cm" svg:height="0.726cm" svg:x="22.318cm" svg:y="2.071cm">
          <draw:text-box>
            <text:p text:style-name="P16"><text:span text:style-name="T9">var who</text:span></text:p>
          </draw:text-box>
        </draw:frame>
        <draw:frame draw:style-name="gr15" draw:text-style-name="P23" draw:layer="layout" svg:width="3.021cm" svg:height="0.673cm" svg:x="23.199cm" svg:y="2.883cm">
          <draw:text-box>
            <text:p text:style-name="P23"><text:span text:style-name="T16">太郎</text:span></text:p>
          </draw:text-box>
        </draw:frame>
        <draw:custom-shape draw:style-name="gr21" draw:text-style-name="P17" draw:layer="Layout" svg:width="5.3cm" svg:height="2.658cm" svg:x="22.077cm" svg:y="4.247cm">
          <text:p text:style-name="P18"><text:span text:style-name="T9">function sayhello()</text:span></text:p>
          <text:p text:style-name="P18"><text:span text:style-name="T9">function taro()</text:span></text:p>
          <text:p text:style-name="P18"><text:span text:style-name="T9">function hanako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3.297cm" svg:height="0.914cm" svg:x="10.754cm" svg:y="3.125cm">
          <draw:text-box>
            <text:p text:style-name="P19"><text:span text:style-name="T10">変数の練習</text:span></text:p>
          </draw:text-box>
        </draw:frame>
        <draw:custom-shape draw:style-name="gr28" draw:text-style-name="P20" draw:layer="Layout" svg:width="2.52cm" svg:height="1.001cm" svg:x="11.03cm" svg:y="4.178cm">
          <text:p text:style-name="P21"><text:span text:style-name="T10">あいさつ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52cm" svg:height="1.001cm" svg:x="10.961cm" svg:y="5.455cm">
          <text:p text:style-name="P21"><text:span text:style-name="T10">太郎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52cm" svg:height="1.001cm" svg:x="10.944cm" svg:y="6.853cm">
          <text:p text:style-name="P21"><text:span text:style-name="T10">花子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5.282cm" svg:height="0.864cm" svg:x="13.67cm" svg:y="4.263cm">
          <draw:text-box>
            <text:p text:style-name="P16"><text:span text:style-name="T9">onclick=”</text:span><text:span text:style-name="T12">sayhello()</text:span><text:span text:style-name="T9">;”</text:span></text:p>
          </draw:text-box>
        </draw:frame>
        <draw:frame draw:style-name="gr24" draw:text-style-name="P16" draw:layer="layout" svg:width="5.282cm" svg:height="0.864cm" svg:x="13.67cm" svg:y="5.54cm">
          <draw:text-box>
            <text:p text:style-name="P16"><text:span text:style-name="T9">onclick=”taro();”</text:span></text:p>
          </draw:text-box>
        </draw:frame>
        <draw:frame draw:style-name="gr24" draw:text-style-name="P16" draw:layer="layout" svg:width="5.282cm" svg:height="0.864cm" svg:x="13.67cm" svg:y="6.921cm">
          <draw:text-box>
            <text:p text:style-name="P16"><text:span text:style-name="T9">onclick=”hanako();”</text:span></text:p>
          </draw:text-box>
        </draw:frame>
        <draw:line draw:style-name="gr10" draw:text-style-name="P1" draw:layer="layout" svg:x1="23.095cm" svg:y1="3.625cm" svg:x2="18.228cm" svg:y2="11.824cm">
          <text:p/>
        </draw:line>
        <draw:custom-shape draw:style-name="gr31" draw:text-style-name="P24" draw:layer="Layout" svg:width="4.557cm" svg:height="2.572cm" svg:x="12.359cm" svg:y="4.851cm">
          <text:p text:style-name="P24">Hello, <text:span text:style-name="T17">太郎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81cm" svg:y1="11.98cm" svg:x2="14.189cm" svg:y2="7.2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Pゴシック2" svg:font-family="'IPA Pゴシック', IPAPGothic" style:font-adornments="標準" style:font-family-generic="moder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iragino Kaku Gothic Pro1" svg:font-family="'Hiragino Kaku Gothic Pro'" style:font-family-generic="swiss" style:font-pitch="variable"/>
    <style:font-face style:name="Hiragino Kaku Gothic Pro" svg:font-family="'Hiragino Kaku Gothic Pro'" style:font-adornments="標準" style:font-family-generic="swiss" style:font-pitch="variable"/>
    <style:font-face style:name="Hiragino Maru Gothic ProN1" svg:font-family="'Hiragino Maru Gothic ProN'" style:font-family-generic="swiss" style:font-pitch="variable"/>
    <style:font-face style:name="Hiragino Maru Gothic ProN" svg:font-family="'Hiragino Maru Gothic ProN'" style:font-adornments="標準" style:font-family-generic="swiss" style:font-pitch="variable"/>
    <style:font-face style:name="IPA Pゴシック3" svg:font-family="'IPA Pゴシック', IPAPGothic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  <style:master-page style:name="Draw4ja_5f_" style:display-name="Draw4ja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MacOSX_x86 LibreOffice_project/8a35821d8636a03b8bf4e15b48f59794652c68ba</meta:generator>
    <meta:creation-date>2016-02-06T19:26:00.030088000</meta:creation-date>
    <meta:editing-cycles>1</meta:editing-cycles>
    <meta:editing-duration>P0D</meta:editing-duration>
    <meta:document-statistic meta:object-count="232"/>
    <meta:user-defined meta:name="Info 1"/>
    <meta:user-defined meta:name="Info 2"/>
    <meta:user-defined meta:name="Info 3"/>
    <meta:user-defined meta:name="Info 4"/>
  </office:meta>
</office:document-meta>
</file>